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6a781" officeooo:paragraph-rsid="0016a781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80cbe" officeooo:paragraph-rsid="00180cbe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fo:font-style="normal" fo:font-weight="normal" officeooo:rsid="00155a17"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 officeooo:rsid="00173cc4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186834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18th of August 2020 under the 20th PA Meeting.</text:p>
      <text:p text:style-name="P1"/>
      <text:p text:style-name="P1">The Assembly, recognising the current situation,</text:p>
      <text:p text:style-name="P1"/>
      <text:p text:style-name="P3">Constituted the need to have a vote on the nether situation in advance for the 1.16 update.</text:p>
      <text:p text:style-name="P3">The vote to be decisive on one of the following two options:</text:p>
      <text:p text:style-name="P3">“Fully resetting the nether”; or</text:p>
      <text:p text:style-name="P3">“Keeping the centre of the nether and resetting further out”.</text:p>
      <text:p text:style-name="P3">The latter to be defined by the TC nearing the update.</text:p>
      <text:p text:style-name="P3"/>
      <text:p text:style-name="P1">And proceeds.</text:p>
      <text:p text:style-name="P1"/>
      <text:p text:style-name="P1">Signed by,</text:p>
      <text:p text:style-name="P2">yoran</text:p>
      <text:p text:style-name="P1"/>
      <text:p text:style-name="P1"/>
      <text:p text:style-name="P1"/>
      <text:p text:style-name="Standard"><text:span text:style-name="T1">[Motion as: 20-</text:span><text:span text:style-name="T2">1</text:span><text:span text:style-name="T4">3</text:span><text:span text:style-name="T1">: “To hold a vote on what option the PA prefers: Fully resetting the nether or keeping the centre and resetting further out.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17T19:19:23.510530960</dc:date>
    <meta:editing-duration>PT4M34S</meta:editing-duration>
    <meta:editing-cycles>5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11" meta:word-count="106" meta:character-count="603" meta:non-whitespace-character-count="508"/>
  </office:meta>
</office:document-meta>
</file>